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2.7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0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1018" table:default-cell-style-name="ce2"/>
        <table:table-row table:style-name="ro2">
          <table:table-cell office:value-type="string" calcext:value-type="string">
            <text:p>Voices needed for Arcane Arcad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Voice/Actor</text:p>
          </table:table-cell>
          <table:table-cell table:style-name="ce9" office:value-type="string" calcext:value-type="string">
            <text:p>Abe (Unto)</text:p>
          </table:table-cell>
          <table:table-cell table:style-name="ce9" office:value-type="string" calcext:value-type="string">
            <text:p>Gandalf (Mikko)</text:p>
          </table:table-cell>
          <table:table-cell table:style-name="ce9" office:value-type="string" calcext:value-type="string">
            <text:p>White (Tuomas)</text:p>
          </table:table-cell>
          <table:table-cell table:style-name="ce13" office:value-type="string" calcext:value-type="string">
            <text:p>Teemu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oihu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ieska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Hyöky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yrske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Hyinen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iite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apa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ohkare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ima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uhuri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Jyly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asama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Hämärä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arjo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yhä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alo</text:p>
          </table:table-cell>
          <table:table-cell table:number-columns-repeated="3" office:value-type="string" calcext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her</text:p>
          </table:table-cell>
          <table:table-cell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hvä</text:p>
          </table:table-cell>
          <table:table-cell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yrkky</text:p>
          </table:table-cell>
          <table:table-cell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Rutto</text:p>
          </table:table-cell>
          <table:table-cell table:style-name="ce10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Voitto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6" office:value-type="string" calcext:value-type="string">
            <text:p>Elämäni paras hetki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Häviö</text:p>
          </table:table-cell>
          <table:table-cell table:number-columns-repeated="3" office:value-type="string" calcext:value-type="string">
            <text:p>OK</text:p>
          </table:table-cell>
          <table:table-cell table:style-name="ce14" office:value-type="string" calcext:value-type="string">
            <text:p>Hävisin pelin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JohtoDamage</text:p>
          </table:table-cell>
          <table:table-cell table:number-columns-repeated="3" office:value-type="string" calcext:value-type="string">
            <text:p>OK</text:p>
          </table:table-cell>
          <table:table-cell table:style-name="ce14" office:value-type="string" calcext:value-type="string">
            <text:p>Söpöä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HäviöDamage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4" office:value-type="string" calcext:value-type="string">
            <text:p>Tuntuuko nyt hyvältä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JohtoIsku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4" office:value-type="string" calcext:value-type="string">
            <text:p>Oi voi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HäviöIsku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4" office:value-type="string" calcext:value-type="string">
            <text:p>Noniin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Kirous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4" office:value-type="string" calcext:value-type="string">
            <text:p>Voi sentään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Kirottu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4" office:value-type="string" calcext:value-type="string">
            <text:p>Tyypillistä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Erikoisuus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5" office:value-type="string" calcext:value-type="string">
            <text:p>Kerrassaan oivallista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2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3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Gandalf</meta:initial-creator>
    <meta:creation-date>2013-09-07T11:52:21Z</meta:creation-date>
    <dc:date>2014-02-14T09:58:29.679000000</dc:date>
    <meta:editing-duration>P0D</meta:editing-duration>
    <meta:editing-cycles>1</meta:editing-cycles>
    <meta:document-statistic meta:table-count="3" meta:cell-count="118" meta:object-count="0"/>
  </office:meta>
</office:document-meta>
</file>